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E132D5A4CA.png" manifest:media-type="image/png"/>
  <manifest:file-entry manifest:full-path="Pictures/100002010000013E000000E2704617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5pt" style:font-size-asian="25pt" style:font-size-complex="25pt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xml:id="id1" draw:id="id1" draw:layer="layout" svg:width="3cm" svg:height="2.13cm" svg:x="7.5cm" svg:y="1.3cm">
          <draw:image xlink:href="Pictures/100002010000013E000000E270461777.png" xlink:type="simple" xlink:show="embed" xlink:actuate="onLoad">
            <text:p text:style-name="P1"><text:span text:style-name="T1">/</text:span></text:p>
          </draw:image>
        </draw:frame>
        <draw:frame draw:style-name="gr1" draw:text-style-name="P2" xml:id="id2" draw:id="id2" draw:layer="layout" svg:width="3cm" svg:height="2.13cm" svg:x="1.1cm" svg:y="5.87cm">
          <draw:image xlink:href="Pictures/100002010000013E000000E270461777.png" xlink:type="simple" xlink:show="embed" xlink:actuate="onLoad">
            <text:p text:style-name="P2"><text:span text:style-name="T2">/bin</text:span></text:p>
          </draw:image>
        </draw:frame>
        <draw:frame draw:style-name="gr1" draw:text-style-name="P2" xml:id="id3" draw:id="id3" draw:layer="layout" svg:width="3cm" svg:height="2.13cm" svg:x="4.3cm" svg:y="5.97cm">
          <draw:image xlink:href="Pictures/100002010000013E000000E270461777.png" xlink:type="simple" xlink:show="embed" xlink:actuate="onLoad">
            <text:p text:style-name="P2"><text:span text:style-name="T2">/dev</text:span></text:p>
          </draw:image>
        </draw:frame>
        <draw:frame draw:style-name="gr1" draw:text-style-name="P2" xml:id="id5" draw:id="id5" draw:layer="layout" svg:width="3cm" svg:height="2.13cm" svg:x="10.7cm" svg:y="5.97cm">
          <draw:image xlink:href="Pictures/100002010000013E000000E270461777.png" xlink:type="simple" xlink:show="embed" xlink:actuate="onLoad">
            <text:p text:style-name="P2"><text:span text:style-name="T2">/media</text:span></text:p>
          </draw:image>
        </draw:frame>
        <draw:frame draw:style-name="gr1" draw:text-style-name="P2" xml:id="id7" draw:id="id7" draw:layer="layout" svg:width="3cm" svg:height="2.13cm" svg:x="17cm" svg:y="5.9cm">
          <draw:image xlink:href="Pictures/100002010000013E000000E270461777.png" xlink:type="simple" xlink:show="embed" xlink:actuate="onLoad">
            <text:p text:style-name="P2"><text:span text:style-name="T2">/usr</text:span></text:p>
          </draw:image>
        </draw:frame>
        <draw:frame draw:style-name="gr1" draw:text-style-name="P2" xml:id="id6" draw:id="id6" draw:layer="layout" svg:width="3cm" svg:height="2.13cm" svg:x="13.8cm" svg:y="5.97cm">
          <draw:image xlink:href="Pictures/100002010000013E000000E270461777.png" xlink:type="simple" xlink:show="embed" xlink:actuate="onLoad">
            <text:p text:style-name="P2"><text:span text:style-name="T2">/mnt</text:span></text:p>
          </draw:image>
        </draw:frame>
        <draw:frame draw:style-name="gr1" draw:text-style-name="P3" xml:id="id4" draw:id="id4" draw:layer="layout" svg:width="3cm" svg:height="2.12cm" svg:x="7.5cm" svg:y="5.98cm">
          <draw:image xlink:href="Pictures/100002010000013E000000E132D5A4CA.png" xlink:type="simple" xlink:show="embed" xlink:actuate="onLoad">
            <text:p text:style-name="P2"><text:span text:style-name="T2">/home</text:span></text:p>
          </draw:image>
        </draw:frame>
        <draw:frame draw:style-name="gr1" draw:text-style-name="P2" xml:id="id8" draw:id="id8" draw:layer="layout" svg:width="3cm" svg:height="2.12cm" svg:x="4.8cm" svg:y="10.12cm">
          <draw:image xlink:href="Pictures/100002010000013E000000E132D5A4CA.png" xlink:type="simple" xlink:show="embed" xlink:actuate="onLoad">
            <text:p text:style-name="P2"><text:span text:style-name="T2">/anna</text:span></text:p>
          </draw:image>
        </draw:frame>
        <draw:frame draw:style-name="gr1" draw:text-style-name="P2" xml:id="id9" draw:id="id9" draw:layer="layout" svg:width="3cm" svg:height="2.12cm" svg:x="10.3cm" svg:y="10.1cm">
          <draw:image xlink:href="Pictures/100002010000013E000000E132D5A4CA.png" xlink:type="simple" xlink:show="embed" xlink:actuate="onLoad">
            <text:p text:style-name="P2"><text:span text:style-name="T2">/claudio</text:span></text:p>
          </draw:image>
        </draw:frame>
        <draw:connector draw:style-name="gr2" draw:text-style-name="P3" draw:layer="layout" draw:type="line" svg:x1="9cm" svg:y1="3.43cm" svg:x2="2.6cm" svg:y2="5.87cm" draw:start-shape="id1" draw:start-glue-point="2" draw:end-shape="id2" draw:end-glue-point="0" svg:d="M9000 3430l-6400 2440" svg:viewBox="0 0 6401 2441">
          <text:p/>
        </draw:connector>
        <draw:connector draw:style-name="gr2" draw:text-style-name="P3" draw:layer="layout" draw:type="line" svg:x1="9cm" svg:y1="3.43cm" svg:x2="5.8cm" svg:y2="5.97cm" draw:start-shape="id1" draw:start-glue-point="2" draw:end-shape="id3" draw:end-glue-point="0" svg:d="M9000 3430l-3200 2540" svg:viewBox="0 0 3201 2541">
          <text:p/>
        </draw:connector>
        <draw:connector draw:style-name="gr2" draw:text-style-name="P3" draw:layer="layout" draw:type="line" svg:x1="9cm" svg:y1="3.43cm" svg:x2="9cm" svg:y2="5.98cm" draw:start-shape="id1" draw:start-glue-point="2" draw:end-shape="id4" svg:d="M9000 3430v2550" svg:viewBox="0 0 1 2551">
          <text:p/>
        </draw:connector>
        <draw:connector draw:style-name="gr2" draw:text-style-name="P3" draw:layer="layout" draw:type="line" svg:x1="9cm" svg:y1="3.43cm" svg:x2="12.2cm" svg:y2="5.97cm" draw:start-shape="id1" draw:start-glue-point="2" draw:end-shape="id5" draw:end-glue-point="0" svg:d="M9000 3430l3200 2540" svg:viewBox="0 0 3201 2541">
          <text:p/>
        </draw:connector>
        <draw:connector draw:style-name="gr2" draw:text-style-name="P3" draw:layer="layout" draw:type="line" svg:x1="9cm" svg:y1="3.43cm" svg:x2="15.3cm" svg:y2="5.97cm" draw:start-shape="id1" draw:start-glue-point="2" draw:end-shape="id6" draw:end-glue-point="0" svg:d="M9000 3430l6300 2540" svg:viewBox="0 0 6301 2541">
          <text:p/>
        </draw:connector>
        <draw:connector draw:style-name="gr2" draw:text-style-name="P3" draw:layer="layout" draw:type="line" svg:x1="9cm" svg:y1="3.43cm" svg:x2="18.5cm" svg:y2="5.9cm" draw:start-shape="id1" draw:start-glue-point="2" draw:end-shape="id7" draw:end-glue-point="0" svg:d="M9000 3430l9500 2470" svg:viewBox="0 0 9501 2471">
          <text:p/>
        </draw:connector>
        <draw:connector draw:style-name="gr2" draw:text-style-name="P3" draw:layer="layout" draw:type="line" svg:x1="9cm" svg:y1="8.1cm" svg:x2="6.3cm" svg:y2="10.12cm" draw:start-shape="id4" draw:start-glue-point="2" draw:end-shape="id8" draw:end-glue-point="0" svg:d="M9000 8100l-2700 2020" svg:viewBox="0 0 2701 2021">
          <text:p/>
        </draw:connector>
        <draw:connector draw:style-name="gr2" draw:text-style-name="P3" draw:layer="layout" draw:type="line" svg:x1="9cm" svg:y1="8.1cm" svg:x2="11.8cm" svg:y2="10.1cm" draw:start-shape="id4" draw:start-glue-point="2" draw:end-shape="id9" draw:end-glue-point="0" svg:d="M9000 8100l2800 2000" svg:viewBox="0 0 28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20:42:18.492797762</meta:creation-date>
    <dc:date>2014-11-11T20:53:06.989741377</dc:date>
    <meta:editing-duration>P0D</meta:editing-duration>
    <meta:editing-cycles>1</meta:editing-cycles>
    <meta:document-statistic meta:object-count="17"/>
    <meta:generator>LibreOffice/4.2.7.2$Linux_X86_64 LibreOffice_project/420$Build-2</meta:generator>
  </office:meta>
</office:document-meta>
</file>